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HW_bonus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Attendance5</text:p>
          </table:table-cell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5.5/20" office:value-type="float" office:value="0.775" calcext:value-type="float">
            <text:p>0.7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2.75/20" office:value-type="float" office:value="0.6375" calcext:value-type="float">
            <text:p>0.6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5.25/20" office:value-type="float" office:value="0.7625" calcext:value-type="float">
            <text:p>0.7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12.5/20"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2/20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13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3.5/20"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7.5/2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 table:formula="of:=12.5/20"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 table:formula="of:=17.5/20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 table:formula="of:=16/2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 table:formula="of:=9/20"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3.25/20" office:value-type="float" office:value="0.6625" calcext:value-type="float">
            <text:p>0.6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 table:formula="of:=17.5/2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3/2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 table:formula="of:=9/20"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table:formula="of:=10.5/20" office:value-type="float" office:value="0.525" calcext:value-type="float">
            <text:p>0.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table:formula="of:=17.5/2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formula="of:=11/2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table:formula="of:=8.5/20" office:value-type="float" office:value="0.425" calcext:value-type="float">
            <text:p>0.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 table:formula="of:=12.5/20"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 table:formula="of:=16/2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0/00/0000</text:date>, <text:time style:data-style-name="N2" text:time-value="14:10:25.655083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0-04T14:13:40.219878843</dc:date>
    <meta:editing-duration>PT3H21M53S</meta:editing-duration>
    <meta:editing-cycles>21</meta:editing-cycles>
    <meta:generator>LibreOffice/5.1.6.2$Linux_X86_64 LibreOffice_project/10m0$Build-2</meta:generator>
    <meta:document-statistic meta:table-count="1" meta:cell-count="689" meta:object-count="0"/>
  </office:meta>
</office:document-meta>
</file>